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Lunar Logic Project Description------------</text:p>
      <text:p text:style-name="Standard">Our project is an interactive menu system. Its contains a collection of parental nodes along with their children nodes. These nodes will allow a user(customer) to select specific services that Lunar Logic has to offer and and generate a contact form requesting more information about the services selected.</text:p>
      <text:p text:style-name="Standard"/>
      <text:p text:style-name="Standard">Jesse – Project manager, database developer, graphic design</text:p>
      <text:p text:style-name="Standard">Casey – Business Logic, testing</text:p>
      <text:p text:style-name="Standard">Logan – GUI design, system analyst</text:p>
      <text:p text:style-name="Standard"/>
      <text:p text:style-name="Standard">Our group will meet in class or Friday afternoon/weekends or we will be working together over skype.</text:p>
      <text:p text:style-name="Standard"/>
      <text:p text:style-name="Standard">We will be meeting with client at LCC or at Lunar Logic. </text:p>
      <text:p text:style-name="Standard"/>
      <text:p text:style-name="Standard">Group will make decisions by consensus or by a majority vot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an Gosson</meta:initial-creator>
    <meta:creation-date>2015-04-01T16:30:37.72</meta:creation-date>
    <dc:date>2015-04-05T10:20:13.68</dc:date>
    <dc:creator>Logan Gosson</dc:creator>
    <meta:editing-duration>PT44M39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8" meta:word-count="112" meta:character-count="703"/>
  </office:meta>
</office:document-meta>
</file>